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39cm"/>
    </style:style>
    <style:style style:name="co2" style:family="table-column">
      <style:table-column-properties fo:break-before="auto" style:column-width="0.683cm"/>
    </style:style>
    <style:style style:name="co3" style:family="table-column">
      <style:table-column-properties fo:break-before="auto" style:column-width="3.604cm"/>
    </style:style>
    <style:style style:name="co4" style:family="table-column">
      <style:table-column-properties fo:break-before="auto" style:column-width="5.8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No.</text:p>
          </table:table-cell>
          <table:table-cell office:value-type="string">
            <text:p>アーティスト名</text:p>
          </table:table-cell>
          <table:table-cell office:value-type="string">
            <text:p>タイトル</text:p>
          </table:table-cell>
          <table:table-cell office:value-type="string">
            <text:p>種別</text:p>
          </table:table-cell>
          <table:table-cell office:value-type="string">
            <text:p>買取金額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r.Children</text:p>
          </table:table-cell>
          <table:table-cell office:value-type="string">
            <text:p>SUPERMARKET FANTASY</text:p>
          </table:table-cell>
          <table:table-cell office:value-type="string">
            <text:p>アルバム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r.Children</text:p>
          </table:table-cell>
          <table:table-cell office:value-type="string">
            <text:p>GIFT</text:p>
          </table:table-cell>
          <table:table-cell office:value-type="string">
            <text:p>シングル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r.Children</text:p>
          </table:table-cell>
          <table:table-cell office:value-type="string">
            <text:p>シフクノオト</text:p>
          </table:table-cell>
          <table:table-cell office:value-type="string">
            <text:p>アルバム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r.Children</text:p>
          </table:table-cell>
          <table:table-cell office:value-type="string">
            <text:p>四次元</text:p>
          </table:table-cell>
          <table:table-cell office:value-type="string">
            <text:p>シングル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r.Children</text:p>
          </table:table-cell>
          <table:table-cell office:value-type="string">
            <text:p>ボレロ</text:p>
          </table:table-cell>
          <table:table-cell office:value-type="string">
            <text:p>アルバム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r.Children</text:p>
          </table:table-cell>
          <table:table-cell office:value-type="string">
            <text:p>DISCOVERY</text:p>
          </table:table-cell>
          <table:table-cell office:value-type="string">
            <text:p>アルバム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Mr.Children</text:p>
          </table:table-cell>
          <table:table-cell office:value-type="string">
            <text:p>掌/くるみ</text:p>
          </table:table-cell>
          <table:table-cell office:value-type="string">
            <text:p>シングル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r.Children</text:p>
          </table:table-cell>
          <table:table-cell office:value-type="string">
            <text:p>HERO</text:p>
          </table:table-cell>
          <table:table-cell office:value-type="string">
            <text:p>シングル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r.Children</text:p>
          </table:table-cell>
          <table:table-cell office:value-type="string">
            <text:p>NOT FOUND</text:p>
          </table:table-cell>
          <table:table-cell office:value-type="string">
            <text:p>シングル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Mr.Children</text:p>
          </table:table-cell>
          <table:table-cell office:value-type="string">
            <text:p>優しい歌</text:p>
          </table:table-cell>
          <table:table-cell office:value-type="string">
            <text:p>シングル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r.Children</text:p>
          </table:table-cell>
          <table:table-cell office:value-type="string">
            <text:p>君が好き</text:p>
          </table:table-cell>
          <table:table-cell office:value-type="string">
            <text:p>シングル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r.Children</text:p>
          </table:table-cell>
          <table:table-cell office:value-type="string">
            <text:p>Any</text:p>
          </table:table-cell>
          <table:table-cell office:value-type="string">
            <text:p>シングル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r.Children</text:p>
          </table:table-cell>
          <table:table-cell office:value-type="string">
            <text:p>youthful days</text:p>
          </table:table-cell>
          <table:table-cell office:value-type="string">
            <text:p>シングル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r.Children</text:p>
          </table:table-cell>
          <table:table-cell office:value-type="string">
            <text:p>sign</text:p>
          </table:table-cell>
          <table:table-cell office:value-type="string">
            <text:p>シングル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r.Children</text:p>
          </table:table-cell>
          <table:table-cell office:value-type="string">
            <text:p>HOME</text:p>
          </table:table-cell>
          <table:table-cell office:value-type="string">
            <text:p>アルバム</text:p>
          </table:table-cell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CHERRY BLOSSOM</text:p>
          </table:table-cell>
          <table:table-cell office:value-type="string">
            <text:p>CYCLE</text:p>
          </table:table-cell>
          <table:table-cell office:value-type="string">
            <text:p>シングル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globe</text:p>
          </table:table-cell>
          <table:table-cell office:value-type="string">
            <text:p>FACES PLACES</text:p>
          </table:table-cell>
          <table:table-cell office:value-type="string">
            <text:p>アルバム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PUFFY</text:p>
          </table:table-cell>
          <table:table-cell office:value-type="string">
            <text:p>amiyumi</text:p>
          </table:table-cell>
          <table:table-cell office:value-type="string">
            <text:p>アルバム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鈴木あみ</text:p>
          </table:table-cell>
          <table:table-cell office:value-type="string">
            <text:p>HAPPY NEW MILLENNIUM</text:p>
          </table:table-cell>
          <table:table-cell office:value-type="string">
            <text:p>シングル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AZU</text:p>
          </table:table-cell>
          <table:table-cell office:value-type="string">
            <text:p>いますぐに・・・</text:p>
          </table:table-cell>
          <table:table-cell office:value-type="string">
            <text:p>シングル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LUNA SEA</text:p>
          </table:table-cell>
          <table:table-cell office:value-type="string">
            <text:p>SINGLES</text:p>
          </table:table-cell>
          <table:table-cell office:value-type="string">
            <text:p>アルバム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浜崎あゆみ</text:p>
          </table:table-cell>
          <table:table-cell office:value-type="string">
            <text:p>A BEST</text:p>
          </table:table-cell>
          <table:table-cell office:value-type="string">
            <text:p>アルバム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3B LAB</text:p>
          </table:table-cell>
          <table:table-cell office:value-type="string">
            <text:p>星の砂</text:p>
          </table:table-cell>
          <table:table-cell office:value-type="string">
            <text:p>シングル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3B LAB</text:p>
          </table:table-cell>
          <table:table-cell office:value-type="string">
            <text:p>LABORATORY</text:p>
          </table:table-cell>
          <table:table-cell office:value-type="string">
            <text:p>アルバム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TOY</text:p>
          </table:table-cell>
          <table:table-cell office:value-type="string">
            <text:p>雨の街</text:p>
          </table:table-cell>
          <table:table-cell office:value-type="string">
            <text:p>アルバム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Special Thanks</text:p>
          </table:table-cell>
          <table:table-cell office:value-type="string">
            <text:p>SEVEN SHOWERS</text:p>
          </table:table-cell>
          <table:table-cell office:value-type="string">
            <text:p>アルバム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スムルース</text:p>
          </table:table-cell>
          <table:table-cell office:value-type="string">
            <text:p>純愛サプリメン</text:p>
          </table:table-cell>
          <table:table-cell office:value-type="string">
            <text:p>アルバム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globe</text:p>
          </table:table-cell>
          <table:table-cell office:value-type="string">
            <text:p>global trance</text:p>
          </table:table-cell>
          <table:table-cell office:value-type="string">
            <text:p>シングル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string">
            <text:p>B-DASH</text:p>
          </table:table-cell>
          <table:table-cell office:value-type="string">
            <text:p>B-DASH BEST</text:p>
          </table:table-cell>
          <table:table-cell office:value-type="string">
            <text:p>アルバム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L'Arc en Ciel</text:p>
          </table:table-cell>
          <table:table-cell office:value-type="string">
            <text:p>SMILE</text:p>
          </table:table-cell>
          <table:table-cell office:value-type="string">
            <text:p>アルバム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SPEED</text:p>
          </table:table-cell>
          <table:table-cell office:value-type="string">
            <text:p>MOMENT</text:p>
          </table:table-cell>
          <table:table-cell office:value-type="string">
            <text:p>アルバム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BUMP OF CHICKEN</text:p>
          </table:table-cell>
          <table:table-cell office:value-type="string">
            <text:p>ダイヤモンド</text:p>
          </table:table-cell>
          <table:table-cell office:value-type="string">
            <text:p>シングル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Every Little Thing</text:p>
          </table:table-cell>
          <table:table-cell office:value-type="string">
            <text:p>恋をしている</text:p>
          </table:table-cell>
          <table:table-cell office:value-type="string">
            <text:p>シングル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string">
            <text:p>レミオロメン</text:p>
          </table:table-cell>
          <table:table-cell office:value-type="string">
            <text:p>風のクロマ</text:p>
          </table:table-cell>
          <table:table-cell office:value-type="string">
            <text:p>アルバム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string">
            <text:p>ZARD</text:p>
          </table:table-cell>
          <table:table-cell office:value-type="string">
            <text:p>BEST The Single Collection -軌跡-</text:p>
          </table:table-cell>
          <table:table-cell office:value-type="string">
            <text:p>アルバム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string">
            <text:p>河村隆一</text:p>
          </table:table-cell>
          <table:table-cell office:value-type="string">
            <text:p>Love</text:p>
          </table:table-cell>
          <table:table-cell office:value-type="string">
            <text:p>アルバム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string">
            <text:p>シド</text:p>
          </table:table-cell>
          <table:table-cell office:value-type="string">
            <text:p>センチメンタルマキアート</text:p>
          </table:table-cell>
          <table:table-cell office:value-type="string">
            <text:p>アルバム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string">
            <text:p>陰陽座</text:p>
          </table:table-cell>
          <table:table-cell office:value-type="string">
            <text:p>魑魅魍魎</text:p>
          </table:table-cell>
          <table:table-cell office:value-type="string">
            <text:p>アルバム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2017/01/07</text:date>, <text:time>17:22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3:27:28.41</meta:creation-date>
    <dc:date>2017-01-07T17:22:16.22</dc:date>
    <meta:editing-duration>PT3H54M45S</meta:editing-duration>
    <meta:editing-cycles>8</meta:editing-cycles>
    <meta:generator>OpenOffice/4.1.2$Win32 OpenOffice.org_project/412m3$Build-9782</meta:generator>
    <meta:document-statistic meta:table-count="3" meta:cell-count="206" meta:object-count="0"/>
  </office:meta>
</office:document-meta>
</file>